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37cm"/>
    </style:style>
    <style:style style:name="co2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999999"/>
    </style:style>
    <style:style style:name="ce2" style:family="table-cell" style:parent-style-name="Default">
      <style:table-cell-properties fo:background-color="#cccccc" fo:border="0.74pt solid #999999"/>
    </style:style>
    <style:style style:name="ce3" style:family="table-cell" style:parent-style-name="Default">
      <style:table-cell-properties fo:border="0.74pt solid #99999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Email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Madalena Barbosa</text:p>
          </table:table-cell>
          <table:table-cell office:value-type="string" calcext:value-type="string">
            <text:p><text:a xlink:href="mailto:madabarbosa9@gmail.com" xlink:type="simple">madabarbosa9@gmail.com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ija Miličić</text:p>
          </table:table-cell>
          <table:table-cell office:value-type="string" calcext:value-type="string">
            <text:p><text:a xlink:href="mailto:marija.milicic@biosense.rs" xlink:type="simple">marija.milicic@biosense.rs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 Paula Cabral da Mota Cerveira</text:p>
          </table:table-cell>
          <table:table-cell office:value-type="string" calcext:value-type="string">
            <text:p><text:span text:style-name="T1"><text:a xlink:href="mailto:ana.cerveira@gmail.com" xlink:type="simple">ana.cerveira@gmail.com</text:a></text:span>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ogo Monteiro</text:p>
          </table:table-cell>
          <table:table-cell office:value-type="string" calcext:value-type="string">
            <text:p><text:a xlink:href="mailto:fc59651@alunos.ciencias.ulisboa.pt" xlink:type="simple">fc59651@alunos.ciencias.ulisboa.pt</text:a>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nrique Miguel</text:p>
          </table:table-cell>
          <table:table-cell office:value-type="string" calcext:value-type="string">
            <text:p><text:a xlink:href="mailto:hdinizmiguel@gmail.com" xlink:type="simple">hdinizmiguel@gmail.com</text:a>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briel Simões</text:p>
          </table:table-cell>
          <table:table-cell office:value-type="string" calcext:value-type="string">
            <text:p><text:a xlink:href="mailto:simoes204.15@gmail.com" xlink:type="simple">simoes204.15@gmail.com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io Boieiro</text:p>
          </table:table-cell>
          <table:table-cell office:value-type="string" calcext:value-type="string">
            <text:p><text:a xlink:href="mailto:mrboieiro@ciencias.ulisboa.pt" xlink:type="simple">mrboieiro@ciencias.ulisboa.pt</text:a>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 style:data-style-name="N2" text:time-value="14:30:57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3T11:37:41.186000000</meta:creation-date>
    <meta:generator>LibreOffice/7.5.3.2$Windows_X86_64 LibreOffice_project/9f56dff12ba03b9acd7730a5a481eea045e468f3</meta:generator>
    <dc:date>2026-03-19T17:35:56.927000000</dc:date>
    <meta:editing-duration>PT3H28M24S</meta:editing-duration>
    <meta:editing-cycles>3</meta:editing-cycles>
    <meta:document-statistic meta:table-count="1" meta:cell-count="16" meta:object-count="0"/>
  </office:meta>
</office:document-meta>
</file>